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orphans="2" fo:widows="2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 officeooo:rsid="0005ec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n the Pi tab 1: </text:span><text:line-break/><text:span text:style-name="T1">export ROS_IP=192.168.0.10</text:span><text:span text:style-name="T2">6</text:span><text:line-break/><text:span text:style-name="T1">roscore</text:span></text:p>
      <text:p text:style-name="P1"/>
      <text:p text:style-name="P1"><text:span text:style-name="T1">On the Pi tab 2: <text:line-break/>export ROS_IP=192.168.0.10</text:span><text:span text:style-name="T2">6</text:span><text:span text:style-name="T1"><text:line-break/>roslaunch freenect_launch freenect.launch depth_registration:=true data_skip:=2 </text:span></text:p>
      <text:p text:style-name="P1"/>
      <text:p text:style-name="P1"><text:span text:style-name="T1">On the Pi tab 3: <text:line-break/>export ROS_IP=192.168.0.10</text:span><text:span text:style-name="T2">6</text:span><text:span text:style-name="T1"><text:line-break/>roslaunch rtabmap_ros rgbd_mapping.launch rtabmap_args:="--delete_db_on_start --Vis/MaxFeatures 500 --Mem/ImagePreDecimation 2 --Mem/ImagePostDecimation 2 --Kp/DetectorStrategy 6 --OdomF2M/MaxSize 1000 --Odom/ImageDecimation 2" rtabmapviz:=false 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9:24:37.711672454</meta:creation-date>
    <dc:date>2018-04-10T19:25:00.503805856</dc:date>
    <meta:editing-duration>PT33S</meta:editing-duration>
    <meta:editing-cycles>1</meta:editing-cycles>
    <meta:document-statistic meta:table-count="0" meta:image-count="0" meta:object-count="0" meta:page-count="1" meta:paragraph-count="3" meta:word-count="51" meta:character-count="471" meta:non-whitespace-character-count="425"/>
    <meta:generator>LibreOffice/5.1.6.2$Linux_ARM_EABI LibreOffice_project/10m0$Build-2</meta:generator>
  </office:meta>
</office:document-meta>
</file>